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dcdcdc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dcdcdc"/>
    </style:style>
    <style:style style:name="ce24" style:family="table-cell" style:parent-style-name="Default">
      <style:table-cell-properties fo:background-color="#faa61a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faa61a" style:text-align-source="fix" style:repeat-content="false"/>
      <style:paragraph-properties fo:text-align="start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faa61a"/>
    </style:style>
    <style:style style:name="ce7" style:family="table-cell" style:parent-style-name="Default">
      <style:table-cell-properties fo:background-color="#ffb6c1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37">
      <style:table-cell-properties fo:background-color="#ffb6c1"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33">
      <style:table-cell-properties fo:background-color="#7da7d8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tudy Score Guide" table:style-name="ta1">
        <table:table-column table:style-name="co1" table:default-cell-style-name="ce15"/>
        <table:table-column table:style-name="co1" table:number-columns-repeated="4" table:default-cell-style-name="ce17"/>
        <table:table-row table:style-name="ro1">
          <table:table-cell table:style-name="ce22" office:value-type="string" calcext:value-type="string" table:number-columns-spanned="5" table:number-rows-spanned="1">
            <text:p>Study Score Guide</text:p>
          </table:table-cell>
          <table:covered-table-cell table:number-columns-repeated="4" table:style-name="ce23"/>
        </table:table-row>
        <table:table-row table:style-name="ro1">
          <table:table-cell office:value-type="string" calcext:value-type="string">
            <text:p>Scores</text:p>
          </table:table-cell>
          <table:table-cell table:style-name="ce24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24"/>
        </table:table-row>
        <table:table-row table:style-name="ro1">
          <table:table-cell office:value-type="string" calcext:value-type="string">
            <text:p>0-1</text:p>
          </table:table-cell>
          <table:table-cell office:value-type="string" calcext:value-type="string" table:number-columns-spanned="4" table:number-rows-spanned="1">
            <text:p>Very Bad – Low Efficiency (Most Time Wasted)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 table:number-columns-spanned="4" table:number-rows-spanned="1">
            <text:p>Bad – Medium-Low Efficiency 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 table:number-columns-spanned="4" table:number-rows-spanned="1">
            <text:p>Not So Bad – Medium Efficiency (Half of Time Wasted) 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 table:number-columns-spanned="4" table:number-rows-spanned="1">
            <text:p>Normal – Medium-High Efficiency 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 table:number-columns-spanned="4" table:number-rows-spanned="1">
            <text:p>Great – High Efficiency: Most Time Used</text:p>
          </table:table-cell>
          <table:covered-table-cell table:number-columns-repeated="3"/>
        </table:table-row>
      </table:table>
      <table:table table:name="Finished Level Guide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Study Finished Level Guide</text:p>
          </table:table-cell>
          <table:covered-table-cell table:number-columns-repeated="4" table:style-name="ce23"/>
        </table:table-row>
        <table:table-row table:style-name="ro1">
          <table:table-cell table:style-name="ce15" office:value-type="string" calcext:value-type="string">
            <text:p>Points</text:p>
          </table:table-cell>
          <table:table-cell table:style-name="ce24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26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 table:number-columns-spanned="4" table:number-rows-spanned="1">
            <text:p>Finished <text:s/>0 ~20 <text:s text:c="4"/>percent of total work</text:p>
          </table:table-cell>
          <table:covered-table-cell table:number-columns-repeated="3" table:style-name="ce17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 table:number-columns-spanned="4" table:number-rows-spanned="1">
            <text:p>Finished <text:s/>20 ~40 <text:s text:c="2"/>percent of total work</text:p>
          </table:table-cell>
          <table:covered-table-cell table:number-columns-repeated="3" table:style-name="ce17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 table:number-columns-spanned="4" table:number-rows-spanned="1">
            <text:p>Finished <text:s/>40 ~60 <text:s text:c="2"/>percent of total work</text:p>
          </table:table-cell>
          <table:covered-table-cell table:number-columns-repeated="3" table:style-name="ce17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 table:number-columns-spanned="4" table:number-rows-spanned="1">
            <text:p>Finished <text:s/>60 ~80 <text:s text:c="2"/>percent of total work</text:p>
          </table:table-cell>
          <table:covered-table-cell table:number-columns-repeated="3" table:style-name="ce17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 table:number-columns-spanned="4" table:number-rows-spanned="1">
            <text:p>Finished <text:s/>80 ~100 percent of total work</text:p>
          </table:table-cell>
          <table:covered-table-cell table:number-columns-repeated="3" table:style-name="ce17"/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7" table:style-name="ta1">
        <table:table-column table:style-name="co2" table:default-cell-style-name="ce7"/>
        <table:table-column table:style-name="co2" table:number-columns-repeated="6" table:default-cell-style-name="ce1"/>
        <table:table-column table:style-name="co2" table:default-cell-style-name="ce3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Total</text:p>
          </table:table-cell>
          <table:table-cell office:value-type="string" calcext:value-type="string">
            <text:p>TimeEffective </text:p>
          </table:table-cell>
          <table:table-cell office:value-type="string" calcext:value-type="string">
            <text:p>FinishedLevelTotal</text:p>
          </table:table-cell>
          <table:table-cell office:value-type="string" calcext:value-type="string">
            <text:p>FinishedLevel</text:p>
          </table:table-cell>
          <table:table-cell office:value-type="string" calcext:value-type="string">
            <text:p>SleepTime</text:p>
          </table:table-cell>
          <table:table-cell office:value-type="string" calcext:value-type="string">
            <text:p>ExerciseTime</text:p>
          </table:table-cell>
          <table:table-cell office:value-type="string" calcext:value-type="string">
            <text:p>StudyScore</text:p>
          </table:table-cell>
        </table:table-row>
        <table:table-row table:style-name="ro1">
          <table:table-cell table:style-name="ce8" office:value-type="date" office:date-value="2020-02-28" calcext:value-type="date">
            <text:p>02/28/20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2]/[.B2]*0.7+[.E2]/[.D2]*0.3" office:value-type="float" office:value="0.753333333333333" calcext:value-type="float">
            <text:p>0.8</text:p>
          </table:table-cell>
        </table:table-row>
        <table:table-row table:style-name="ro1">
          <table:table-cell table:style-name="ce8" office:value-type="date" office:date-value="2020-02-29" calcext:value-type="date">
            <text:p>02/29/2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formula="of:=[.C3]/[.B3]*0.7+[.E3]/[.D3]*0.3" office:value-type="float" office:value="0.59" calcext:value-type="float">
            <text:p>0.6</text:p>
          </table:table-cell>
        </table:table-row>
        <table:table-row table:style-name="ro1">
          <table:table-cell table:style-name="ce8" office:value-type="date" office:date-value="2020-03-01" calcext:value-type="date">
            <text:p>03/01/2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2" calcext:value-type="float">
            <text:p>8.2</text:p>
          </table:table-cell>
          <table:table-cell office:value-type="float" office:value="1.5" calcext:value-type="float">
            <text:p>1.5</text:p>
          </table:table-cell>
          <table:table-cell table:formula="of:=[.C4]/[.B4]*0.7+[.E4]/[.D4]*0.3" office:value-type="float" office:value="0.883333333333333" calcext:value-type="float">
            <text:p>0.9</text:p>
          </table:table-cell>
        </table:table-row>
        <table:table-row table:style-name="ro1">
          <table:table-cell table:style-name="ce8" office:value-type="date" office:date-value="2020-03-02" calcext:value-type="date">
            <text:p>03/02/2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table:formula="of:=[.C5]/[.B5]*0.7+[.E5]/[.D5]*0.3" office:value-type="float" office:value="0.59" calcext:value-type="float">
            <text:p>0.6</text:p>
          </table:table-cell>
        </table:table-row>
        <table:table-row table:style-name="ro1">
          <table:table-cell table:style-name="ce8" office:value-type="date" office:date-value="2020-03-03" calcext:value-type="date">
            <text:p>03/03/20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table:formula="of:=[.C6]/[.B6]*0.7+[.E6]/[.D6]*0.3" office:value-type="float" office:value="0.87" calcext:value-type="float">
            <text:p>0.9</text:p>
          </table:table-cell>
        </table:table-row>
        <table:table-row table:style-name="ro1">
          <table:table-cell table:style-name="ce8" office:value-type="date" office:date-value="2020-03-04" calcext:value-type="date">
            <text:p>03/04/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table:formula="of:=[.C7]/[.B7]*0.7+[.E7]/[.D7]*0.3" office:value-type="float" office:value="0.706666666666667" calcext:value-type="float">
            <text:p>0.7</text:p>
          </table:table-cell>
        </table:table-row>
        <table:table-row table:style-name="ro1">
          <table:table-cell table:style-name="ce8" office:value-type="date" office:date-value="2020-03-05" calcext:value-type="date">
            <text:p>03/05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table:formula="of:=[.C8]/[.B8]*0.7+[.E8]/[.D8]*0.3" office:value-type="float" office:value="1" calcext:value-type="float">
            <text:p>1.0</text:p>
          </table:table-cell>
        </table:table-row>
        <table:table-row table:style-name="ro1">
          <table:table-cell table:style-name="ce8" office:value-type="date" office:date-value="2020-03-06" calcext:value-type="date">
            <text:p>03/06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formula="of:=[.C9]/[.B9]*0.7+[.E9]/[.D9]*0.3" office:value-type="float" office:value="1" calcext:value-type="float">
            <text:p>1.0</text:p>
          </table:table-cell>
        </table:table-row>
        <table:table-row table:style-name="ro1">
          <table:table-cell table:style-name="ce8" office:value-type="date" office:date-value="2020-03-07" calcext:value-type="date">
            <text:p>03/07/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]/[.B10]*0.7+[.E10]/[.D10]*0.3" office:value-type="float" office:value="0.646666666666667" calcext:value-type="float">
            <text:p>0.6</text:p>
          </table:table-cell>
        </table:table-row>
        <table:table-row table:style-name="ro1">
          <table:table-cell table:style-name="ce8" office:value-type="date" office:date-value="2020-03-08" calcext:value-type="date">
            <text:p>03/08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formula="of:=[.C11]/[.B11]*0.7+[.E11]/[.D11]*0.3" office:value-type="float" office:value="1" calcext:value-type="float">
            <text:p>1.0</text:p>
          </table:table-cell>
        </table:table-row>
        <table:table-row table:style-name="ro1">
          <table:table-cell table:style-name="ce8" office:value-type="date" office:date-value="2020-03-09" calcext:value-type="date">
            <text:p>03/09/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2]/[.B12]*0.7+[.E12]/[.D12]*0.3" office:value-type="float" office:value="0.706666666666667" calcext:value-type="float">
            <text:p>0.7</text:p>
          </table:table-cell>
        </table:table-row>
        <table:table-row table:style-name="ro1">
          <table:table-cell table:style-name="ce8" office:value-type="date" office:date-value="2020-03-10" calcext:value-type="date">
            <text:p>03/10/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formula="of:=[.C13]/[.B13]*0.7+[.E13]/[.D13]*0.3" office:value-type="float" office:value="0.353333333333333" calcext:value-type="float">
            <text:p>0.4</text:p>
          </table:table-cell>
        </table:table-row>
        <table:table-row table:style-name="ro1">
          <table:table-cell table:style-name="ce8" office:value-type="date" office:date-value="2020-03-11" calcext:value-type="date">
            <text:p>03/11/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table:formula="of:=[.C14]/[.B14]*0.7+[.E14]/[.D14]*0.3" office:value-type="float" office:value="0.646666666666667" calcext:value-type="float">
            <text:p>0.6</text:p>
          </table:table-cell>
        </table:table-row>
        <table:table-row table:style-name="ro1">
          <table:table-cell table:style-name="ce8" office:value-type="date" office:date-value="2020-03-12" calcext:value-type="date">
            <text:p>03/12/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1.3" calcext:value-type="float">
            <text:p>1.3</text:p>
          </table:table-cell>
          <table:table-cell table:formula="of:=[.C15]/[.B15]*0.7+[.E15]/[.D15]*0.3" office:value-type="float" office:value="0.94" calcext:value-type="float">
            <text:p>0.9</text:p>
          </table:table-cell>
        </table:table-row>
        <table:table-row table:style-name="ro1">
          <table:table-cell table:style-name="ce8" office:value-type="date" office:date-value="2020-03-13" calcext:value-type="date">
            <text:p>03/13/2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formula="of:=[.C16]/[.B16]*0.7+[.E16]/[.D16]*0.3" office:value-type="float" office:value="0.883333333333333" calcext:value-type="float">
            <text:p>0.9</text:p>
          </table:table-cell>
        </table:table-row>
        <table:table-row table:style-name="ro1">
          <table:table-cell table:style-name="ce8" office:value-type="date" office:date-value="2020-03-14" calcext:value-type="date">
            <text:p>03/14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formula="of:=[.C17]/[.B17]*0.7+[.E17]/[.D17]*0.3" office:value-type="float" office:value="1" calcext:value-type="float">
            <text:p>1.0</text:p>
          </table:table-cell>
        </table:table-row>
        <table:table-row table:style-name="ro1">
          <table:table-cell table:style-name="ce8" office:value-type="date" office:date-value="2020-03-15" calcext:value-type="date">
            <text:p>03/15/20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table:formula="of:=[.C18]/[.B18]*0.7+[.E18]/[.D18]*0.3" office:value-type="float" office:value="0.846666666666667" calcext:value-type="float">
            <text:p>0.8</text:p>
          </table:table-cell>
        </table:table-row>
        <table:table-row table:style-name="ro1">
          <table:table-cell table:style-name="ce8" office:value-type="date" office:date-value="2020-03-16" calcext:value-type="date">
            <text:p>03/16/2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9]/[.B19]*0.7+[.E19]/[.D19]*0.3" office:value-type="float" office:value="0.47" calcext:value-type="float">
            <text:p>0.5</text:p>
          </table:table-cell>
        </table:table-row>
        <table:table-row table:style-name="ro1">
          <table:table-cell table:style-name="ce8" office:value-type="date" office:date-value="2020-03-17" calcext:value-type="date">
            <text:p>03/17/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formula="of:=[.C20]/[.B20]*0.7+[.E20]/[.D20]*0.3" office:value-type="float" office:value="0.94" calcext:value-type="float">
            <text:p>0.9</text:p>
          </table:table-cell>
        </table:table-row>
        <table:table-row table:style-name="ro1">
          <table:table-cell table:style-name="ce8" office:value-type="date" office:date-value="2020-03-18" calcext:value-type="date">
            <text:p>03/18/20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table:formula="of:=[.C21]/[.B21]*0.7+[.E21]/[.D21]*0.3" office:value-type="float" office:value="0.87" calcext:value-type="float">
            <text:p>0.9</text:p>
          </table:table-cell>
        </table:table-row>
        <table:table-row table:style-name="ro1">
          <table:table-cell table:style-name="ce8" office:value-type="date" office:date-value="2020-03-19" calcext:value-type="date">
            <text:p>03/19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22]/[.B22]*0.7+[.E22]/[.D22]*0.3" office:value-type="float" office:value="1" calcext:value-type="float">
            <text:p>1.0</text:p>
          </table:table-cell>
        </table:table-row>
        <table:table-row table:style-name="ro1">
          <table:table-cell table:style-name="ce8" office:value-type="date" office:date-value="2020-03-20" calcext:value-type="date">
            <text:p>03/20/20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formula="of:=[.C23]/[.B23]*0.7+[.E23]/[.D23]*0.3" office:value-type="float" office:value="0.773333333333333" calcext:value-type="float">
            <text:p>0.8</text:p>
          </table:table-cell>
        </table:table-row>
        <table:table-row table:style-name="ro1">
          <table:table-cell table:style-name="ce8" office:value-type="date" office:date-value="2020-03-21" calcext:value-type="date">
            <text:p>03/21/20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4" calcext:value-type="float">
            <text:p>0.4</text:p>
          </table:table-cell>
          <table:table-cell table:formula="of:=[.C24]/[.B24]*0.7+[.E24]/[.D24]*0.3" office:value-type="float" office:value="0.623333333333333" calcext:value-type="float">
            <text:p>0.6</text:p>
          </table:table-cell>
        </table:table-row>
        <table:table-row table:style-name="ro1">
          <table:table-cell table:style-name="ce8" office:value-type="date" office:date-value="2020-03-22" calcext:value-type="date">
            <text:p>03/22/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3" calcext:value-type="float">
            <text:p>6.3</text:p>
          </table:table-cell>
          <table:table-cell office:value-type="float" office:value="1.1" calcext:value-type="float">
            <text:p>1.1</text:p>
          </table:table-cell>
          <table:table-cell table:formula="of:=[.C25]/[.B25]*0.7+[.E25]/[.D25]*0.3" office:value-type="float" office:value="0.88" calcext:value-type="float">
            <text:p>0.9</text:p>
          </table:table-cell>
        </table:table-row>
        <table:table-row table:style-name="ro1">
          <table:table-cell table:style-name="ce8" office:value-type="date" office:date-value="2020-03-23" calcext:value-type="date">
            <text:p>03/23/2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formula="of:=[.C26]/[.B26]*0.7+[.E26]/[.D26]*0.3" office:value-type="float" office:value="0.356666666666667" calcext:value-type="float">
            <text:p>0.4</text:p>
          </table:table-cell>
        </table:table-row>
        <table:table-row table:style-name="ro1">
          <table:table-cell table:style-name="ce8" office:value-type="date" office:date-value="2020-03-24" calcext:value-type="date">
            <text:p>03/24/2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formula="of:=[.C27]/[.B27]*0.7+[.E27]/[.D27]*0.3" office:value-type="float" office:value="0.41" calcext:value-type="float">
            <text:p>0.4</text:p>
          </table:table-cell>
        </table:table-row>
        <table:table-row table:style-name="ro1">
          <table:table-cell table:style-name="ce8" office:value-type="date" office:date-value="2020-03-25" calcext:value-type="date">
            <text:p>03/25/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C28]/[.B28]*0.7+[.E28]/[.D28]*0.3" office:value-type="float" office:value="0.76" calcext:value-type="float">
            <text:p>0.8</text:p>
          </table:table-cell>
        </table:table-row>
        <table:table-row table:style-name="ro1">
          <table:table-cell table:style-name="ce8" office:value-type="date" office:date-value="2020-03-26" calcext:value-type="date">
            <text:p>03/26/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table:formula="of:=[.C29]/[.B29]*0.7+[.E29]/[.D29]*0.3" office:value-type="float" office:value="0.72" calcext:value-type="float">
            <text:p>0.7</text:p>
          </table:table-cell>
        </table:table-row>
        <table:table-row table:style-name="ro1">
          <table:table-cell table:style-name="ce8" office:value-type="date" office:date-value="2020-03-27" calcext:value-type="date">
            <text:p>03/27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formula="of:=[.C30]/[.B30]*0.7+[.E30]/[.D30]*0.3" office:value-type="float" office:value="1" calcext:value-type="float">
            <text:p>1.0</text:p>
          </table:table-cell>
        </table:table-row>
        <table:table-row table:style-name="ro1">
          <table:table-cell table:style-name="ce8" office:value-type="date" office:date-value="2020-03-28" calcext:value-type="date">
            <text:p>03/28/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31]/[.B31]*0.7+[.E31]/[.D31]*0.3" office:value-type="float" office:value="0.646666666666667" calcext:value-type="float">
            <text:p>0.6</text:p>
          </table:table-cell>
        </table:table-row>
        <table:table-row table:style-name="ro1">
          <table:table-cell table:style-name="ce8" office:value-type="date" office:date-value="2020-03-29" calcext:value-type="date">
            <text:p>03/29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formula="of:=[.C32]/[.B32]*0.7+[.E32]/[.D32]*0.3" office:value-type="float" office:value="1" calcext:value-type="float">
            <text:p>1.0</text:p>
          </table:table-cell>
        </table:table-row>
        <table:table-row table:style-name="ro1">
          <table:table-cell table:style-name="ce8" office:value-type="date" office:date-value="2020-03-30" calcext:value-type="date">
            <text:p>03/30/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33]/[.B33]*0.7+[.E33]/[.D33]*0.3" office:value-type="float" office:value="0.706666666666667" calcext:value-type="float">
            <text:p>0.7</text:p>
          </table:table-cell>
        </table:table-row>
        <table:table-row table:style-name="ro1">
          <table:table-cell table:style-name="ce8" office:value-type="date" office:date-value="2020-03-31" calcext:value-type="date">
            <text:p>03/31/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formula="of:=[.C34]/[.B34]*0.7+[.E34]/[.D34]*0.3" office:value-type="float" office:value="0.353333333333333" calcext:value-type="float">
            <text:p>0.4</text:p>
          </table:table-cell>
        </table:table-row>
        <table:table-row table:style-name="ro1">
          <table:table-cell table:style-name="ce8" office:value-type="date" office:date-value="2020-04-01" calcext:value-type="date">
            <text:p>04/01/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table:formula="of:=[.C35]/[.B35]*0.7+[.E35]/[.D35]*0.3" office:value-type="float" office:value="0.646666666666667" calcext:value-type="float">
            <text:p>0.6</text:p>
          </table:table-cell>
        </table:table-row>
        <table:table-row table:style-name="ro1">
          <table:table-cell table:style-name="ce8" office:value-type="date" office:date-value="2020-04-02" calcext:value-type="date">
            <text:p>04/02/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1.3" calcext:value-type="float">
            <text:p>1.3</text:p>
          </table:table-cell>
          <table:table-cell table:formula="of:=[.C36]/[.B36]*0.7+[.E36]/[.D36]*0.3" office:value-type="float" office:value="0.94" calcext:value-type="float">
            <text:p>0.9</text:p>
          </table:table-cell>
        </table:table-row>
        <table:table-row table:style-name="ro1">
          <table:table-cell table:style-name="ce8" office:value-type="date" office:date-value="2020-04-03" calcext:value-type="date">
            <text:p>04/03/2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formula="of:=[.C37]/[.B37]*0.7+[.E37]/[.D37]*0.3" office:value-type="float" office:value="0.883333333333333" calcext:value-type="float">
            <text:p>0.9</text:p>
          </table:table-cell>
        </table:table-row>
        <table:table-row table:style-name="ro1">
          <table:table-cell table:style-name="ce8" office:value-type="date" office:date-value="2020-04-04" calcext:value-type="date">
            <text:p>04/04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formula="of:=[.C38]/[.B38]*0.7+[.E38]/[.D38]*0.3" office:value-type="float" office:value="1" calcext:value-type="float">
            <text:p>1.0</text:p>
          </table:table-cell>
        </table:table-row>
        <table:table-row table:style-name="ro1">
          <table:table-cell table:style-name="ce8" office:value-type="date" office:date-value="2020-04-05" calcext:value-type="date">
            <text:p>04/05/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formula="of:=[.C39]/[.B39]*0.7+[.E39]/[.D39]*0.3" office:value-type="float" office:value="0.94" calcext:value-type="float">
            <text:p>0.9</text:p>
          </table:table-cell>
        </table:table-row>
        <table:table-row table:style-name="ro1">
          <table:table-cell table:style-name="ce8" office:value-type="date" office:date-value="2020-04-06" calcext:value-type="date">
            <text:p>04/06/20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table:formula="of:=[.C40]/[.B40]*0.7+[.E40]/[.D40]*0.3" office:value-type="float" office:value="0.87" calcext:value-type="float">
            <text:p>0.9</text:p>
          </table:table-cell>
        </table:table-row>
        <table:table-row table:style-name="ro1">
          <table:table-cell table:style-name="ce8" office:value-type="date" office:date-value="2020-04-07" calcext:value-type="date">
            <text:p>04/07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41]/[.B41]*0.7+[.E41]/[.D41]*0.3" office:value-type="float" office:value="1" calcext:value-type="float">
            <text:p>1.0</text:p>
          </table:table-cell>
        </table:table-row>
        <table:table-row table:style-name="ro1">
          <table:table-cell table:style-name="ce8" office:value-type="date" office:date-value="2020-04-08" calcext:value-type="date">
            <text:p>04/08/2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table:formula="of:=[.C42]/[.B42]*0.7+[.E42]/[.D42]*0.3" office:value-type="float" office:value="0.59" calcext:value-type="float">
            <text:p>0.6</text:p>
          </table:table-cell>
        </table:table-row>
        <table:table-row table:style-name="ro1">
          <table:table-cell table:style-name="ce8" office:value-type="date" office:date-value="2020-04-09" calcext:value-type="date">
            <text:p>04/09/20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table:formula="of:=[.C43]/[.B43]*0.7+[.E43]/[.D43]*0.3" office:value-type="float" office:value="0.87" calcext:value-type="float">
            <text:p>0.9</text:p>
          </table:table-cell>
        </table:table-row>
        <table:table-row table:style-name="ro1">
          <table:table-cell table:style-name="ce8" office:value-type="date" office:date-value="2020-04-10" calcext:value-type="date">
            <text:p>04/10/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table:formula="of:=[.C44]/[.B44]*0.7+[.E44]/[.D44]*0.3" office:value-type="float" office:value="0.706666666666667" calcext:value-type="float">
            <text:p>0.7</text:p>
          </table:table-cell>
        </table:table-row>
        <table:table-row table:style-name="ro1">
          <table:table-cell table:style-name="ce8" office:value-type="date" office:date-value="2020-04-11" calcext:value-type="date">
            <text:p>04/11/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table:formula="of:=[.C45]/[.B45]*0.7+[.E45]/[.D45]*0.3" office:value-type="float" office:value="0.72" calcext:value-type="float">
            <text:p>0.7</text:p>
          </table:table-cell>
        </table:table-row>
        <table:table-row table:style-name="ro1">
          <table:table-cell table:style-name="ce8" office:value-type="date" office:date-value="2020-04-12" calcext:value-type="date">
            <text:p>04/12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formula="of:=[.C46]/[.B46]*0.7+[.E46]/[.D46]*0.3" office:value-type="float" office:value="1" calcext:value-type="float">
            <text:p>1.0</text:p>
          </table:table-cell>
        </table:table-row>
        <table:table-row table:style-name="ro1">
          <table:table-cell table:style-name="ce8" office:value-type="date" office:date-value="2020-04-13" calcext:value-type="date">
            <text:p>04/13/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47]/[.B47]*0.7+[.E47]/[.D47]*0.3" office:value-type="float" office:value="0.646666666666667" calcext:value-type="float">
            <text:p>0.6</text:p>
          </table:table-cell>
        </table:table-row>
        <table:table-row table:style-name="ro1">
          <table:table-cell table:style-name="ce8" office:value-type="date" office:date-value="2020-04-14" calcext:value-type="date">
            <text:p>04/14/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formula="of:=[.C48]/[.B48]*0.7+[.E48]/[.D48]*0.3" office:value-type="float" office:value="0.353333333333333" calcext:value-type="float">
            <text:p>0.4</text:p>
          </table:table-cell>
        </table:table-row>
        <table:table-row table:style-name="ro1">
          <table:table-cell table:style-name="ce8" office:value-type="date" office:date-value="2020-04-15" calcext:value-type="date">
            <text:p>04/15/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table:formula="of:=[.C49]/[.B49]*0.7+[.E49]/[.D49]*0.3" office:value-type="float" office:value="0.646666666666667" calcext:value-type="float">
            <text:p>0.6</text:p>
          </table:table-cell>
        </table:table-row>
        <table:table-row table:style-name="ro1">
          <table:table-cell table:style-name="ce8" office:value-type="date" office:date-value="2020-04-16" calcext:value-type="date">
            <text:p>04/16/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1.3" calcext:value-type="float">
            <text:p>1.3</text:p>
          </table:table-cell>
          <table:table-cell table:formula="of:=[.C50]/[.B50]*0.7+[.E50]/[.D50]*0.3" office:value-type="float" office:value="0.94" calcext:value-type="float">
            <text:p>0.9</text:p>
          </table:table-cell>
        </table:table-row>
        <table:table-row table:style-name="ro1">
          <table:table-cell table:style-name="ce8" office:value-type="date" office:date-value="2020-04-17" calcext:value-type="date">
            <text:p>04/17/2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formula="of:=[.C51]/[.B51]*0.7+[.E51]/[.D51]*0.3" office:value-type="float" office:value="0.883333333333333" calcext:value-type="float">
            <text:p>0.9</text:p>
          </table:table-cell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6:30:35.987284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3" meta:cell-count="434" meta:object-count="0"/>
  </office:meta>
</office:document-meta>
</file>